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602in"/>
    </style:style>
    <style:style style:name="co3" style:family="table-column">
      <style:table-column-properties fo:break-before="auto" style:column-width="3.8236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0.7382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visibility="collapse" table:number-columns-repeated="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number-columns-repeated="3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9" table:number-columns-repeated="98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office:value-type="string">
            <text:p>ebcUcolor</text:p>
          </table:table-cell>
          <table:table-cell table:style-name="ce1" office:value-type="string">
            <text:p>fgcUcolor</text:p>
          </table:table-cell>
          <table:table-cell table:style-name="ce1" office:value-type="string">
            <text:p>wtc4Ucolor</text:p>
          </table:table-cell>
          <table:table-cell table:style-name="ce1" office:value-type="string">
            <text:p>wtc5Ucolor</text:p>
          </table:table-cell>
          <table:table-cell table:style-name="ce1" office:value-type="string">
            <text:p>wtc6Ucolor</text:p>
          </table:table-cell>
          <table:table-cell table:style-name="ce1" office:value-type="string">
            <text:p>sgcUcolor</text:p>
          </table:table-cell>
          <table:table-cell table:style-name="ce1" office:value-type="string">
            <text:p>infUcolor</text:p>
          </table:table-cell>
          <table:table-cell table:style-name="ce1" office:value-type="string">
            <text:p>louUcolor</text:p>
          </table:table-cell>
          <table:table-cell table:style-name="ce1" office:value-type="string">
            <text:p>optUcolor</text:p>
          </table:table-cell>
          <table:table-cell table:style-name="ce1" office:value-type="string">
            <text:p>eigUcolor</text:p>
          </table:table-cell>
          <table:table-cell table:style-name="ce1" office:value-type="string">
            <text:p>ebcWcolor</text:p>
          </table:table-cell>
          <table:table-cell table:style-name="ce1" office:value-type="string">
            <text:p>fgcWcolor</text:p>
          </table:table-cell>
          <table:table-cell table:style-name="ce1" office:value-type="string">
            <text:p>wtc4Wcolor</text:p>
          </table:table-cell>
          <table:table-cell table:style-name="ce1" office:value-type="string">
            <text:p>wtc5Wcolor</text:p>
          </table:table-cell>
          <table:table-cell table:style-name="ce1" office:value-type="string">
            <text:p>wtc6Wcolor</text:p>
          </table:table-cell>
          <table:table-cell table:style-name="ce1" office:value-type="string">
            <text:p>sgcWcolor</text:p>
          </table:table-cell>
          <table:table-cell table:style-name="ce1" office:value-type="string">
            <text:p>infWcolor</text:p>
          </table:table-cell>
          <table:table-cell table:style-name="ce1" office:value-type="string">
            <text:p>louWcolor</text:p>
          </table:table-cell>
          <table:table-cell table:style-name="ce1" office:value-type="string">
            <text:p>optWcolor</text:p>
          </table:table-cell>
          <table:table-cell table:style-name="ce1" office:value-type="string">
            <text:p>eigWcolor</text:p>
          </table:table-cell>
          <table:table-cell table:style-name="ce1" table:number-columns-repeated="980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99D05F</text:p>
          </table:table-cell>
          <table:table-cell office:value-type="string">
            <text:p>#C088D1</text:p>
          </table:table-cell>
          <table:table-cell table:number-columns-repeated="2" office:value-type="string">
            <text:p>#DE9159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office:value-type="string">
            <text:p>#CF7BCE</text:p>
          </table:table-cell>
          <table:table-cell office:value-type="string">
            <text:p>#99D05F</text:p>
          </table:table-cell>
          <table:table-cell office:value-type="string">
            <text:p>#C088D1</text:p>
          </table:table-cell>
          <table:table-cell table:number-columns-repeated="2" office:value-type="string">
            <text:p>#DE9159</text:p>
          </table:table-cell>
          <table:table-cell office:value-type="string">
            <text:p>#DA73C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980"/>
        </table:table-row>
        <table:table-row table:style-name="ro1">
          <table:table-cell office:value-type="string">
            <text:p>SO</text:p>
          </table:table-cell>
          <table:table-cell office:value-type="string">
            <text:p>Soldiers</text:p>
          </table:table-cell>
          <table:table-cell office:value-type="string">
            <text:p>Soldiers pursuing Valjean, led by Javert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99D05F</text:p>
          </table:table-cell>
          <table:table-cell office:value-type="string">
            <text:p>#C088D1</text:p>
          </table:table-cell>
          <table:table-cell table:number-columns-repeated="2" office:value-type="string">
            <text:p>#DE9159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office:value-type="string">
            <text:p>#CF7BCE</text:p>
          </table:table-cell>
          <table:table-cell office:value-type="string">
            <text:p>#99D05F</text:p>
          </table:table-cell>
          <table:table-cell office:value-type="string">
            <text:p>#C088D1</text:p>
          </table:table-cell>
          <table:table-cell table:number-columns-repeated="2" office:value-type="string">
            <text:p>#DE9159</text:p>
          </table:table-cell>
          <table:table-cell office:value-type="string">
            <text:p>#DA73C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980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table:number-columns-repeated="980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table:number-columns-repeated="980"/>
        </table:table-row>
        <table:table-row table:style-name="ro1">
          <table:table-cell office:value-type="string">
            <text:p>PZ</text:p>
          </table:table-cell>
          <table:table-cell office:value-type="string">
            <text:p>Peddler</text:p>
          </table:table-cell>
          <table:table-cell office:value-type="string">
            <text:p>Peddler in Thénardier's inn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DA73CF</text:p>
          </table:table-cell>
          <table:table-cell office:value-type="string">
            <text:p>#A8C567</text:p>
          </table:table-cell>
          <table:table-cell office:value-type="string">
            <text:p>#7DA5E0</text:p>
          </table:table-cell>
          <table:table-cell table:number-columns-repeated="2" office:value-type="string">
            <text:p>#E47E64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7DA5E0</text:p>
          </table:table-cell>
          <table:table-cell office:value-type="string">
            <text:p>#A8C567</text:p>
          </table:table-cell>
          <table:table-cell office:value-type="string">
            <text:p>#7DA5E0</text:p>
          </table:table-cell>
          <table:table-cell table:number-columns-repeated="2" office:value-type="string">
            <text:p>#E47E64</text:p>
          </table:table-cell>
          <table:table-cell table:number-columns-repeated="980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DA73CF</text:p>
          </table:table-cell>
          <table:table-cell office:value-type="string">
            <text:p>#A8C567</text:p>
          </table:table-cell>
          <table:table-cell office:value-type="string">
            <text:p>#7DA5E0</text:p>
          </table:table-cell>
          <table:table-cell table:number-columns-repeated="2" office:value-type="string">
            <text:p>#E47E64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7DA5E0</text:p>
          </table:table-cell>
          <table:table-cell office:value-type="string">
            <text:p>#A8C567</text:p>
          </table:table-cell>
          <table:table-cell office:value-type="string">
            <text:p>#7DA5E0</text:p>
          </table:table-cell>
          <table:table-cell table:number-columns-repeated="2" office:value-type="string">
            <text:p>#E47E64</text:p>
          </table:table-cell>
          <table:table-cell table:number-columns-repeated="980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CF7BCE</text:p>
          </table:table-cell>
          <table:table-cell office:value-type="string">
            <text:p>#99D05F</text:p>
          </table:table-cell>
          <table:table-cell office:value-type="string">
            <text:p>#C088D1</text:p>
          </table:table-cell>
          <table:table-cell table:number-columns-repeated="2" office:value-type="string">
            <text:p>#DE9159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office:value-type="string">
            <text:p>#CF7BCE</text:p>
          </table:table-cell>
          <table:table-cell office:value-type="string">
            <text:p>#99D05F</text:p>
          </table:table-cell>
          <table:table-cell office:value-type="string">
            <text:p>#C088D1</text:p>
          </table:table-cell>
          <table:table-cell table:number-columns-repeated="2" office:value-type="string">
            <text:p>#DE9159</text:p>
          </table:table-cell>
          <table:table-cell office:value-type="string">
            <text:p>#DA73C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980"/>
        </table:table-row>
        <table:table-row table:style-name="ro2">
          <table:table-cell office:value-type="string">
            <text:p>BS</text:p>
          </table:table-cell>
          <table:table-cell office:value-type="string">
            <text:p>Boatswain</text:p>
          </table:table-cell>
          <table:table-cell office:value-type="string">
            <text:p>Boatswain on the Orion saved by Valjean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DA73C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980"/>
        </table:table-row>
        <table:table-row table:style-name="ro2"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office:value-type="string">
            <text:p>Montfermeuil coachman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table:number-columns-repeated="980"/>
        </table:table-row>
        <table:table-row table:style-name="ro2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CDBA54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table:number-columns-repeated="3" office:value-type="string">
            <text:p>#CDBA54</text:p>
          </table:table-cell>
          <table:table-cell table:number-columns-repeated="980"/>
        </table:table-row>
        <table:table-row table:style-name="ro2">
          <table:table-cell office:value-type="string">
            <text:p>DH</text:p>
          </table:table-cell>
          <table:table-cell office:value-type="string">
            <text:p>Duc d'Havré</text:p>
          </table:table-cell>
          <table:table-cell office:value-type="string">
            <text:p>Duc d'Havré, accompanies Louis-Philippe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table:number-columns-repeated="980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7DA5E0</text:p>
          </table:table-cell>
          <table:table-cell office:value-type="string">
            <text:p>#CE84B6</text:p>
          </table:table-cell>
          <table:table-cell table:number-columns-repeated="2" office:value-type="string">
            <text:p>#DA73CF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2" office:value-type="string">
            <text:p>#DA73CF</text:p>
          </table:table-cell>
          <table:table-cell office:value-type="string">
            <text:p>#83D64E</text:p>
          </table:table-cell>
          <table:table-cell table:number-columns-repeated="980"/>
        </table:table-row>
        <table:table-row table:style-name="ro2">
          <table:table-cell office:value-type="string">
            <text:p>KA</text:p>
          </table:table-cell>
          <table:table-cell office:value-type="string">
            <text:p>Toll keeper</text:p>
          </table:table-cell>
          <table:table-cell office:value-type="string">
            <text:p>Toll keeper at Austerlitz bridge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91D071</text:p>
          </table:table-cell>
          <table:table-cell table:number-columns-repeated="2" office:value-type="string">
            <text:p>#65C3CC</text:p>
          </table:table-cell>
          <table:table-cell office:value-type="string">
            <text:p>#83D64E</text:p>
          </table:table-cell>
          <table:table-cell office:value-type="string">
            <text:p>#CE84B6</text:p>
          </table:table-cell>
          <table:table-cell table:number-columns-repeated="2" office:value-type="string">
            <text:p>#83D64E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91D071</text:p>
          </table:table-cell>
          <table:table-cell table:number-columns-repeated="2" office:value-type="string">
            <text:p>#65C3CC</text:p>
          </table:table-cell>
          <table:table-cell office:value-type="string">
            <text:p>#83D64E</text:p>
          </table:table-cell>
          <table:table-cell office:value-type="string">
            <text:p>#CE84B6</text:p>
          </table:table-cell>
          <table:table-cell table:number-columns-repeated="2" office:value-type="string">
            <text:p>#83D64E</text:p>
          </table:table-cell>
          <table:table-cell office:value-type="string">
            <text:p>#DA73CF</text:p>
          </table:table-cell>
          <table:table-cell table:number-columns-repeated="980"/>
        </table:table-row>
        <table:table-row table:style-name="ro2">
          <table:table-cell office:value-type="string">
            <text:p>LL</text:p>
          </table:table-cell>
          <table:table-cell office:value-type="string">
            <text:p>Landlady, Gorbeau</text:p>
          </table:table-cell>
          <table:table-cell office:value-type="string">
            <text:p>Landlady at Gorbeau House (during JVJ's stay)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DA73CF</text:p>
          </table:table-cell>
          <table:table-cell office:value-type="string">
            <text:p>#A8C567</text:p>
          </table:table-cell>
          <table:table-cell office:value-type="string">
            <text:p>#7DA5E0</text:p>
          </table:table-cell>
          <table:table-cell table:number-columns-repeated="2" office:value-type="string">
            <text:p>#E47E64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7DA5E0</text:p>
          </table:table-cell>
          <table:table-cell office:value-type="string">
            <text:p>#A8C567</text:p>
          </table:table-cell>
          <table:table-cell office:value-type="string">
            <text:p>#7DA5E0</text:p>
          </table:table-cell>
          <table:table-cell table:number-columns-repeated="2" office:value-type="string">
            <text:p>#E47E64</text:p>
          </table:table-cell>
          <table:table-cell table:number-columns-repeated="980"/>
        </table:table-row>
        <table:table-row table:style-name="ro2">
          <table:table-cell office:value-type="string">
            <text:p>LP</text:p>
          </table:table-cell>
          <table:table-cell office:value-type="string">
            <text:p>Louis-Philippe</text:p>
          </table:table-cell>
          <table:table-cell office:value-type="string">
            <text:p>Louis-Philippe d'Orléans, King of France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2" office:value-type="string">
            <text:p>#DE9159</text:p>
          </table:table-cell>
          <table:table-cell office:value-type="string">
            <text:p>#DE9257</text:p>
          </table:table-cell>
          <table:table-cell table:number-columns-repeated="2" office:value-type="string">
            <text:p>#99D05F</text:p>
          </table:table-cell>
          <table:table-cell office:value-type="string">
            <text:p>#DA73CF</text:p>
          </table:table-cell>
          <table:table-cell office:value-type="string">
            <text:p>#CE84B6</text:p>
          </table:table-cell>
          <table:table-cell office:value-type="string">
            <text:p>#E47E64</text:p>
          </table:table-cell>
          <table:table-cell table:number-columns-repeated="2" office:value-type="string">
            <text:p>#7DA5E0</text:p>
          </table:table-cell>
          <table:table-cell table:number-columns-repeated="980"/>
        </table:table-row>
        <table:table-row table:style-name="ro2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CDBA54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71CF9F</text:p>
          </table:table-cell>
          <table:table-cell office:value-type="string">
            <text:p>#CE84B6</text:p>
          </table:table-cell>
          <table:table-cell table:number-columns-repeated="3" office:value-type="string">
            <text:p>#CDBA54</text:p>
          </table:table-cell>
          <table:table-cell table:number-columns-repeated="980"/>
        </table:table-row>
        <table:table-row table:style-name="ro2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2" office:value-type="string">
            <text:p>#71CF9F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2" office:value-type="string">
            <text:p>#71CF9F</text:p>
          </table:table-cell>
          <table:table-cell office:value-type="string">
            <text:p>#83D64E</text:p>
          </table:table-cell>
          <table:table-cell table:number-columns-repeated="980"/>
        </table:table-row>
        <table:table-row table:style-name="ro2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E47E64</text:p>
          </table:table-cell>
          <table:table-cell office:value-type="string">
            <text:p>#CE84B6</text:p>
          </table:table-cell>
          <table:table-cell table:number-columns-repeated="3" office:value-type="string">
            <text:p>#71CF9F</text:p>
          </table:table-cell>
          <table:table-cell table:number-columns-repeated="980"/>
        </table:table-row>
        <table:table-row table:style-name="ro2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7DA5E0</text:p>
          </table:table-cell>
          <table:table-cell office:value-type="string">
            <text:p>#CE84B6</text:p>
          </table:table-cell>
          <table:table-cell table:number-columns-repeated="2" office:value-type="string">
            <text:p>#DA73CF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office:value-type="string">
            <text:p>#CF7BCE</text:p>
          </table:table-cell>
          <table:table-cell office:value-type="string">
            <text:p>#C088D1</text:p>
          </table:table-cell>
          <table:table-cell table:number-columns-repeated="2" office:value-type="string">
            <text:p>#CF7BCE</text:p>
          </table:table-cell>
          <table:table-cell office:value-type="string">
            <text:p>#CDBA54</text:p>
          </table:table-cell>
          <table:table-cell office:value-type="string">
            <text:p>#CE84B6</text:p>
          </table:table-cell>
          <table:table-cell table:number-columns-repeated="2" office:value-type="string">
            <text:p>#DA73CF</text:p>
          </table:table-cell>
          <table:table-cell office:value-type="string">
            <text:p>#83D64E</text:p>
          </table:table-cell>
          <table:table-cell table:number-columns-repeated="980"/>
        </table:table-row>
        <table:table-row table:style-name="ro2">
          <table:table-cell office:value-type="string">
            <text:p>GR</text:p>
          </table:table-cell>
          <table:table-cell office:value-type="string">
            <text:p>Gribier</text:p>
          </table:table-cell>
          <table:table-cell office:value-type="string">
            <text:p>Gribier, new gravedigger at Vaugirard cemetery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91D071</text:p>
          </table:table-cell>
          <table:table-cell table:number-columns-repeated="2" office:value-type="string">
            <text:p>#65C3CC</text:p>
          </table:table-cell>
          <table:table-cell office:value-type="string">
            <text:p>#83D64E</text:p>
          </table:table-cell>
          <table:table-cell office:value-type="string">
            <text:p>#CE84B6</text:p>
          </table:table-cell>
          <table:table-cell table:number-columns-repeated="2" office:value-type="string">
            <text:p>#83D64E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91D071</text:p>
          </table:table-cell>
          <table:table-cell table:number-columns-repeated="2" office:value-type="string">
            <text:p>#65C3CC</text:p>
          </table:table-cell>
          <table:table-cell office:value-type="string">
            <text:p>#83D64E</text:p>
          </table:table-cell>
          <table:table-cell office:value-type="string">
            <text:p>#CE84B6</text:p>
          </table:table-cell>
          <table:table-cell table:number-columns-repeated="2" office:value-type="string">
            <text:p>#83D64E</text:p>
          </table:table-cell>
          <table:table-cell office:value-type="string">
            <text:p>#DA73CF</text:p>
          </table:table-cell>
          <table:table-cell table:number-columns-repeated="980"/>
        </table:table-row>
        <table:table-row table:style-name="ro2">
          <table:table-cell office:value-type="string">
            <text:p>MI</text:p>
          </table:table-cell>
          <table:table-cell office:value-type="string">
            <text:p>Mother Innocent</text:p>
          </table:table-cell>
          <table:table-cell office:value-type="string">
            <text:p>Mother Innocent, prioress of Convent of Petit Picpus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91D071</text:p>
          </table:table-cell>
          <table:table-cell table:number-columns-repeated="2" office:value-type="string">
            <text:p>#65C3CC</text:p>
          </table:table-cell>
          <table:table-cell office:value-type="string">
            <text:p>#83D64E</text:p>
          </table:table-cell>
          <table:table-cell office:value-type="string">
            <text:p>#CE84B6</text:p>
          </table:table-cell>
          <table:table-cell table:number-columns-repeated="2" office:value-type="string">
            <text:p>#83D64E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91D071</text:p>
          </table:table-cell>
          <table:table-cell table:number-columns-repeated="2" office:value-type="string">
            <text:p>#65C3CC</text:p>
          </table:table-cell>
          <table:table-cell office:value-type="string">
            <text:p>#83D64E</text:p>
          </table:table-cell>
          <table:table-cell office:value-type="string">
            <text:p>#CE84B6</text:p>
          </table:table-cell>
          <table:table-cell table:number-columns-repeated="2" office:value-type="string">
            <text:p>#83D64E</text:p>
          </table:table-cell>
          <table:table-cell office:value-type="string">
            <text:p>#DA73CF</text:p>
          </table:table-cell>
          <table:table-cell table:number-columns-repeated="980"/>
        </table:table-row>
      </table:table>
      <table:database-ranges>
        <table:database-range table:target-range-address="Sheet1.A1:Sheet1.I1048576">
          <table:sort>
            <table:sort-by table:field-number="8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0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0:40:26</dc:date>
    <dc:creator>Sergei Kalugin</dc:creator>
    <meta:generator>OpenOffice/4.1.1$Unix OpenOffice.org_project/411m6$Build-9775</meta:generator>
    <meta:editing-duration>PT4M</meta:editing-duration>
    <meta:editing-cycles>1</meta:editing-cycles>
    <meta:document-statistic meta:table-count="1" meta:cell-count="946" meta:object-count="0"/>
  </office:meta>
</office:document-meta>
</file>